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ext_20_body">The best defence against kidnapping is having and practising a high-quality, well-managed security management plan, which is based on a thorough understanding of the general context and risks, and on the context and threat of kidnapping specific to your location. Understanding who carries out kidnappings, and why, will help shape your avoidance and survival strategies.</text:p>
      <text:p text:style-name="Text_20_body">The main reasons for kidnappings are:</text:p>
      <text:list text:style-name="L1">
        <text:list-item>
          <text:p text:style-name="P1">To hold for ransom</text:p>
        </text:list-item>
        <text:list-item>
          <text:p text:style-name="P1">To cause a political effect</text:p>
        </text:list-item>
        <text:list-item>
          <text:p text:style-name="P1">To achieve publicity</text:p>
        </text:list-item>
        <text:list-item>
          <text:p text:style-name="P1">To be used as human shields</text:p>
        </text:list-item>
      </text:list>
      <text:p text:style-name="First_20_paragraph">The main actors that carry out kidnappings are:</text:p>
      <text:list text:style-name="L2">
        <text:list-item>
          <text:p text:style-name="P2">Criminals</text:p>
        </text:list-item>
        <text:list-item>
          <text:p text:style-name="P2">Political extremists</text:p>
        </text:list-item>
        <text:list-item>
          <text:p text:style-name="P2">Terrorists</text:p>
        </text:list-item>
        <text:list-item>
          <text:p text:style-name="P2">Militia groups</text:p>
        </text:list-item>
        <text:list-item>
          <text:p text:style-name="P2">Regimes that use terror</text:p>
        </text:list-item>
      </text:list>
      <text:p text:style-name="First_20_paragraph">Factors which may encourage kidnapping:</text:p>
      <text:list text:style-name="L3">
        <text:list-item>
          <text:p text:style-name="P3">The state?s ability to provide protection from the crime, and prosecute those who engage in such activity</text:p>
        </text:list-item>
        <text:list-item>
          <text:p text:style-name="P3">A lack of political, legal or military response will encourage more actors to become involved</text:p>
        </text:list-item>
        <text:list-item>
          <text:p text:style-name="P3">Media coverage of successful kidnap attempts</text:p>
        </text:list-item>
        <text:list-item>
          <text:p text:style-name="P3">High financial rewards from kidnapp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